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799in"/>
    </style:style>
    <style:style style:name="co3" style:family="table-column">
      <style:table-column-properties fo:break-before="auto" style:column-width="2.4866in"/>
    </style:style>
    <style:style style:name="co4" style:family="table-column">
      <style:table-column-properties fo:break-before="auto" style:column-width="2.2835in"/>
    </style:style>
    <style:style style:name="co5" style:family="table-column">
      <style:table-column-properties fo:break-before="auto" style:column-width="0.6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Gravity in your location </text:p>
            <text:p>(otherwise use the standard value</text:p>
            <text:p>of 9.80665m/s^2)</text:p>
          </table:table-cell>
          <table:table-cell office:value-type="float" office:value="9.8134" calcext:value-type="float">
            <text:p>9.8134</text:p>
          </table:table-cell>
          <table:table-cell office:value-type="string" calcext:value-type="string">
            <text:p>Raw bias</text:p>
          </table:table-cell>
          <table:table-cell table:style-name="ce4" office:value-type="string" calcext:value-type="string">
            <text:p>Bias</text:p>
            <text:p>Adjusted to</text:p>
            <text:p>Coordinate</text:p>
            <text:p>system and</text:p>
            <text:p>Factor</text:p>
          </table:table-cell>
          <table:table-cell/>
          <table:table-cell office:value-type="string" calcext:value-type="string">
            <text:p>Raw value</text:p>
            <text:p>Without bias</text:p>
          </table:table-cell>
          <table:table-cell table:style-name="ce4" office:value-type="string" calcext:value-type="string">
            <text:p>Factor</text:p>
            <text:p>Adjusted for</text:p>
            <text:p>coordinate</text:p>
            <text:p>System</text:p>
          </table:table-cell>
        </table:table-row>
        <table:table-row table:style-name="ro1" table:number-rows-repeated="2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Measurements taken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 office:value-type="string" calcext:value-type="string">
            <text:p>Original position (Z down)</text:p>
          </table:table-cell>
          <table:table-cell office:value-type="string" calcext:value-type="string">
            <text:p>Accel Z</text:p>
          </table:table-cell>
          <table:table-cell office:value-type="float" office:value="1.108295" calcext:value-type="float">
            <text:p>1.108295</text:p>
          </table:table-cell>
          <table:table-cell table:style-name="ce3" table:formula="of:= ([.$D14] + [.$D8]) / 2" office:value-type="float" office:value="0.108243" calcext:value-type="float">
            <text:p>0.108243</text:p>
          </table:table-cell>
          <table:table-cell table:style-name="ce4" table:formula="of:= [.E8]*[.I8]" office:value-type="float" office:value="-1.0621766230156" calcext:value-type="float">
            <text:p>-1.0621766230156</text:p>
          </table:table-cell>
          <table:table-cell/>
          <table:table-cell table:formula="of:=[.D14] - [.E8]" office:value-type="float" office:value="-1.000052" calcext:value-type="float">
            <text:p>-1.000052</text:p>
          </table:table-cell>
          <table:table-cell table:style-name="ce4" table:formula="of:=[.D3]/[.H8]" office:value-type="float" office:value="-9.81288972973406" calcext:value-type="float">
            <text:p>-9.81288972973406</text:p>
          </table:table-cell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office:value-type="string" calcext:value-type="string">
            <text:p>Gyro Z</text:p>
          </table:table-cell>
          <table:table-cell office:value-type="float" office:value="-0.098029" calcext:value-type="float">
            <text:p>-0.098029</text:p>
          </table:table-cell>
          <table:table-cell/>
          <table:table-cell table:style-name="ce4" table:formula="of:=-([.D10]+[.D16])/2" office:value-type="float" office:value="0.110375" calcext:value-type="float">
            <text:p>0.110375</text:p>
          </table:table-cell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office:value-type="string" calcext:value-type="string">
            <text:p>Mag Z</text:p>
          </table:table-cell>
          <table:table-cell office:value-type="float" office:value="85.800511" calcext:value-type="float">
            <text:p>85.800511</text:p>
          </table:table-cell>
          <table:table-cell table:style-name="ce3" table:formula="of:= ([.D18] + [.D12]) / 2" office:value-type="float" office:value="32.392078" calcext:value-type="float">
            <text:p>32.392078</text:p>
          </table:table-cell>
          <table:table-cell table:style-name="ce4" table:formula="of:= [.E12] * [.I12]" office:value-type="float" office:value="32.392078" calcext:value-type="float">
            <text:p>32.392078</text:p>
          </table:table-cell>
          <table:table-cell/>
          <table:table-cell table:formula="of:=[.D18] - [.E12]" office:value-type="float" office:value="-53.408433" calcext:value-type="float">
            <text:p>-53.40843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3">
          <table:table-cell/>
          <table:table-cell table:style-name="ce5" office:value-type="string" calcext:value-type="string">
            <text:p>Flip 180deg around the X axis </text:p>
            <text:p>(Z up)</text:p>
          </table:table-cell>
          <table:table-cell office:value-type="string" calcext:value-type="string">
            <text:p>Accel Z</text:p>
          </table:table-cell>
          <table:table-cell office:value-type="float" office:value="-0.891809" calcext:value-type="float">
            <text:p>-0.891809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office:value-type="string" calcext:value-type="string">
            <text:p>Gyro Z</text:p>
          </table:table-cell>
          <table:table-cell office:value-type="float" office:value="-0.122721" calcext:value-type="float">
            <text:p>-0.122721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office:value-type="string" calcext:value-type="string">
            <text:p>Mag Z</text:p>
          </table:table-cell>
          <table:table-cell office:value-type="float" office:value="-21.016355" calcext:value-type="float">
            <text:p>-21.016355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 office:value-type="string" calcext:value-type="string">
            <text:p>Turn Y axis up</text:p>
          </table:table-cell>
          <table:table-cell office:value-type="string" calcext:value-type="string">
            <text:p>Accel Y</text:p>
          </table:table-cell>
          <table:table-cell office:value-type="float" office:value="-1.011846" calcext:value-type="float">
            <text:p>-1.011846</text:p>
          </table:table-cell>
          <table:table-cell table:style-name="ce3" table:formula="of:= ([.$D26] + [.$D20]) / 2" office:value-type="float" office:value="-0.0078685" calcext:value-type="float">
            <text:p>-0.0078685</text:p>
          </table:table-cell>
          <table:table-cell table:style-name="ce4" table:formula="of:= [.E20]*[.I20]" office:value-type="float" office:value="0.0769108250931919" calcext:value-type="float">
            <text:p>0.0769108250931919</text:p>
          </table:table-cell>
          <table:table-cell/>
          <table:table-cell table:formula="of:= [.D20] - [.E20]" office:value-type="float" office:value="-1.0039775" calcext:value-type="float">
            <text:p>-1.0039775</text:p>
          </table:table-cell>
          <table:table-cell table:style-name="ce4" table:formula="of:=[.D3]/[.H20]" office:value-type="float" office:value="-9.77452183938385" calcext:value-type="float">
            <text:p>-9.77452183938385</text:p>
          </table:table-cell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office:value-type="string" calcext:value-type="string">
            <text:p>Gyro Y</text:p>
          </table:table-cell>
          <table:table-cell office:value-type="float" office:value="0.566043" calcext:value-type="float">
            <text:p>0.566043</text:p>
          </table:table-cell>
          <table:table-cell/>
          <table:table-cell table:style-name="ce4" table:formula="of:=-([.D22]+[.D28])/2" office:value-type="float" office:value="-0.565733" calcext:value-type="float">
            <text:p>-0.565733</text:p>
          </table:table-cell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office:value-type="string" calcext:value-type="string">
            <text:p>Mag Y</text:p>
          </table:table-cell>
          <table:table-cell office:value-type="float" office:value="60.290048" calcext:value-type="float">
            <text:p>60.290048</text:p>
          </table:table-cell>
          <table:table-cell table:style-name="ce3" table:formula="of:= ([.D30] + [.D24]) / 2" office:value-type="float" office:value="2.182284" calcext:value-type="float">
            <text:p>2.182284</text:p>
          </table:table-cell>
          <table:table-cell table:style-name="ce4" table:formula="of:= [.E24] * [.I24]" office:value-type="float" office:value="2.00579682950753" calcext:value-type="float">
            <text:p>2.00579682950753</text:p>
          </table:table-cell>
          <table:table-cell/>
          <table:table-cell table:formula="of:= [.D24] - [.E24]" office:value-type="float" office:value="58.107764" calcext:value-type="float">
            <text:p>58.107764</text:p>
          </table:table-cell>
          <table:table-cell table:style-name="ce4" table:formula="of:=-([.H12]/[.H24])" office:value-type="float" office:value="0.919127313176256" calcext:value-type="float">
            <text:p>0.919127313176256</text:p>
          </table:table-cell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 office:value-type="string" calcext:value-type="string">
            <text:p>Turn Y axis down</text:p>
          </table:table-cell>
          <table:table-cell office:value-type="string" calcext:value-type="string">
            <text:p>Accel Y</text:p>
          </table:table-cell>
          <table:table-cell office:value-type="float" office:value="0.996109" calcext:value-type="float">
            <text:p>0.996109</text:p>
          </table:table-cell>
          <table:table-cell/>
          <table:table-cell table:style-name="ce4"/>
          <table:table-cell/>
          <table:table-cell table:formula="of:=[.D26]-[.F20]" office:value-type="float" office:value="0.919198174906808" calcext:value-type="float">
            <text:p>0.919198174906808</text:p>
          </table:table-cell>
          <table:table-cell table:style-name="ce4"/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office:value-type="string" calcext:value-type="string">
            <text:p>Gyro Y</text:p>
          </table:table-cell>
          <table:table-cell office:value-type="float" office:value="0.565423" calcext:value-type="float">
            <text:p>0.565423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office:value-type="string" calcext:value-type="string">
            <text:p>Mag Y</text:p>
          </table:table-cell>
          <table:table-cell office:value-type="float" office:value="-55.92548" calcext:value-type="float">
            <text:p>-55.92548</text:p>
          </table:table-cell>
          <table:table-cell/>
          <table:table-cell table:style-name="ce4"/>
          <table:table-cell/>
          <table:table-cell table:formula="of:=[.D30]-[.F24]" office:value-type="float" office:value="-57.9312768295075" calcext:value-type="float">
            <text:p>-57.9312768295075</text:p>
          </table:table-cell>
          <table:table-cell table:style-name="ce4"/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 office:value-type="string" calcext:value-type="string">
            <text:p>Turn X axis up</text:p>
          </table:table-cell>
          <table:table-cell office:value-type="string" calcext:value-type="string">
            <text:p>Accel X</text:p>
          </table:table-cell>
          <table:table-cell office:value-type="float" office:value="0.978179" calcext:value-type="float">
            <text:p>0.978179</text:p>
          </table:table-cell>
          <table:table-cell table:style-name="ce3" table:formula="of:= ([.$D38] + [.$D32]) / 2" office:value-type="float" office:value="-0.0231554999999999" calcext:value-type="float">
            <text:p>-0.0231554999999999</text:p>
          </table:table-cell>
          <table:table-cell table:style-name="ce4" table:formula="of:= [.E32]*[.I32]" office:value-type="float" office:value="-0.226931343821669" calcext:value-type="float">
            <text:p>-0.226931343821669</text:p>
          </table:table-cell>
          <table:table-cell/>
          <table:table-cell table:formula="of:= [.D32] - [.E32]" office:value-type="float" office:value="1.0013345" calcext:value-type="float">
            <text:p>1.0013345</text:p>
          </table:table-cell>
          <table:table-cell table:style-name="ce4" table:formula="of:=[.D3]/[.H32]" office:value-type="float" office:value="9.80032147099695" calcext:value-type="float">
            <text:p>9.80032147099695</text:p>
          </table:table-cell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office:value-type="string" calcext:value-type="string">
            <text:p>Gyro X</text:p>
          </table:table-cell>
          <table:table-cell office:value-type="float" office:value="-3.286096" calcext:value-type="float">
            <text:p>-3.286096</text:p>
          </table:table-cell>
          <table:table-cell/>
          <table:table-cell table:style-name="ce4" table:formula="of:=([.D34]+[.D40])/2" office:value-type="float" office:value="-3.293374" calcext:value-type="float">
            <text:p>-3.293374</text:p>
          </table:table-cell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office:value-type="string" calcext:value-type="string">
            <text:p>Mag X</text:p>
          </table:table-cell>
          <table:table-cell office:value-type="float" office:value="-59.055104" calcext:value-type="float">
            <text:p>-59.055104</text:p>
          </table:table-cell>
          <table:table-cell table:style-name="ce3" table:formula="of:= ([.D42] + [.D36]) / 2" office:value-type="float" office:value="3.2507445" calcext:value-type="float">
            <text:p>3.2507445</text:p>
          </table:table-cell>
          <table:table-cell table:style-name="ce4" table:formula="of:= [.E36] * [.I36]" office:value-type="float" office:value="3.03171369587075" calcext:value-type="float">
            <text:p>3.03171369587075</text:p>
          </table:table-cell>
          <table:table-cell/>
          <table:table-cell table:formula="of:= [.D36] - [.E36]" office:value-type="float" office:value="-62.3058485" calcext:value-type="float">
            <text:p>-62.3058485</text:p>
          </table:table-cell>
          <table:table-cell table:style-name="ce4" table:formula="of:=-([.H24]/[.H36])" office:value-type="float" office:value="0.932621341317581" calcext:value-type="float">
            <text:p>0.932621341317581</text:p>
          </table:table-cell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Turn X axis down</text:p>
          </table:table-cell>
          <table:table-cell office:value-type="string" calcext:value-type="string">
            <text:p>Accel X</text:p>
          </table:table-cell>
          <table:table-cell office:value-type="float" office:value="-1.02449" calcext:value-type="float">
            <text:p>-1.02449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yro X</text:p>
          </table:table-cell>
          <table:table-cell office:value-type="float" office:value="-3.300652" calcext:value-type="float">
            <text:p>-3.30065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g X</text:p>
          </table:table-cell>
          <table:table-cell office:value-type="float" office:value="65.556593" calcext:value-type="float">
            <text:p>65.556593</text:p>
          </table:table-cell>
          <table:table-cell table:number-columns-repeated="5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16:20:58.9518142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0T23:04:57.329080215</meta:creation-date>
    <dc:date>2021-10-24T16:40:10.201907041</dc:date>
    <meta:editing-duration>PT12H40M42S</meta:editing-duration>
    <meta:editing-cycles>12</meta:editing-cycles>
    <meta:generator>LibreOffice/7.2.1.2$Linux_X86_64 LibreOffice_project/20$Build-2</meta:generator>
    <meta:document-statistic meta:table-count="1" meta:cell-count="78" meta:object-count="0"/>
  </office:meta>
</office:document-meta>
</file>